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attice Spacing = T/M</text:p>
          </table:table-cell>
          <table:table-cell table:style-name="ce1" office:value-type="string" calcext:value-type="string">
            <text:p>Autocorr 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table:formula="of:=[Sheet1.A2]/100" office:value-type="float" office:value="0.01" calcext:value-type="float">
            <text:p>0.01</text:p>
          </table:table-cell>
          <table:table-cell table:formula="of:=1/[Sheet1.B2]" office:value-type="float" office:value="166.666666666667" calcext:value-type="float">
            <text:p>166.666666666667</text:p>
          </table:table-cell>
          <table:table-cell table:formula="of:=(STDEV([.D2:.D20]))/(SQRT(COUNT([.D2:.D20])))" office:value-type="float" office:value="9.01150115369388" calcext:value-type="float">
            <text:p>9.0115011536938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7" calcext:value-type="float">
            <text:p>0.007</text:p>
          </table:table-cell>
          <table:table-cell table:formula="of:=[Sheet1.A3]/100" office:value-type="float" office:value="0.015" calcext:value-type="float">
            <text:p>0.015</text:p>
          </table:table-cell>
          <table:table-cell table:formula="of:=1/[Sheet1.B3]" office:value-type="float" office:value="142.857142857143" calcext:value-type="float">
            <text:p>142.8571428571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table:formula="of:=[Sheet1.A4]/100" office:value-type="float" office:value="0.02" calcext:value-type="float">
            <text:p>0.02</text:p>
          </table:table-cell>
          <table:table-cell table:formula="of:=1/[Sheet1.B4]" office:value-type="float" office:value="111.111111111111" calcext:value-type="float">
            <text:p>111.1111111111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1" calcext:value-type="float">
            <text:p>0.011</text:p>
          </table:table-cell>
          <table:table-cell table:formula="of:=[Sheet1.A5]/100" office:value-type="float" office:value="0.03" calcext:value-type="float">
            <text:p>0.03</text:p>
          </table:table-cell>
          <table:table-cell table:formula="of:=1/[Sheet1.B5]" office:value-type="float" office:value="90.9090909090909" calcext:value-type="float">
            <text:p>90.9090909090909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16" calcext:value-type="float">
            <text:p>0.016</text:p>
          </table:table-cell>
          <table:table-cell table:formula="of:=[Sheet1.A6]/100" office:value-type="float" office:value="0.035" calcext:value-type="float">
            <text:p>0.035</text:p>
          </table:table-cell>
          <table:table-cell table:formula="of:=1/[Sheet1.B6]"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table:formula="of:=[Sheet1.A7]/100" office:value-type="float" office:value="0.1" calcext:value-type="float">
            <text:p>0.1</text:p>
          </table:table-cell>
          <table:table-cell table:formula="of:=1/[Sheet1.B7]" office:value-type="float" office:value="66.6666666666667" calcext:value-type="float">
            <text:p>66.66666666666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6" calcext:value-type="float">
            <text:p>0.016</text:p>
          </table:table-cell>
          <table:table-cell table:formula="of:=[Sheet1.A8]/100" office:value-type="float" office:value="0.16" calcext:value-type="float">
            <text:p>0.16</text:p>
          </table:table-cell>
          <table:table-cell table:formula="of:=1/[Sheet1.B8]"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7" calcext:value-type="float">
            <text:p>0.017</text:p>
          </table:table-cell>
          <table:table-cell table:formula="of:=[Sheet1.A9]/100" office:value-type="float" office:value="0.19" calcext:value-type="float">
            <text:p>0.19</text:p>
          </table:table-cell>
          <table:table-cell table:formula="of:=1/[Sheet1.B9]" office:value-type="float" office:value="58.8235294117647" calcext:value-type="float">
            <text:p>58.8235294117647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018" calcext:value-type="float">
            <text:p>0.018</text:p>
          </table:table-cell>
          <table:table-cell table:formula="of:=[Sheet1.A10]/100" office:value-type="float" office:value="0.225" calcext:value-type="float">
            <text:p>0.225</text:p>
          </table:table-cell>
          <table:table-cell table:formula="of:=1/[Sheet1.B10]" office:value-type="float" office:value="55.5555555555556" calcext:value-type="float">
            <text:p>55.555555555555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9" calcext:value-type="float">
            <text:p>0.019</text:p>
          </table:table-cell>
          <table:table-cell table:formula="of:=[Sheet1.A11]/100" office:value-type="float" office:value="0.25" calcext:value-type="float">
            <text:p>0.25</text:p>
          </table:table-cell>
          <table:table-cell table:formula="of:=1/[Sheet1.B11]" office:value-type="float" office:value="52.6315789473684" calcext:value-type="float">
            <text:p>52.631578947368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7" calcext:value-type="float">
            <text:p>0.017</text:p>
          </table:table-cell>
          <table:table-cell table:formula="of:=[Sheet1.A12]/100" office:value-type="float" office:value="0.28" calcext:value-type="float">
            <text:p>0.28</text:p>
          </table:table-cell>
          <table:table-cell table:formula="of:=1/[Sheet1.B12]" office:value-type="float" office:value="58.8235294117647" calcext:value-type="float">
            <text:p>58.8235294117647</text:p>
          </table:table-cell>
          <table:table-cell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0.016" calcext:value-type="float">
            <text:p>0.016</text:p>
          </table:table-cell>
          <table:table-cell table:formula="of:=[Sheet1.A13]/100" office:value-type="float" office:value="0.335" calcext:value-type="float">
            <text:p>0.335</text:p>
          </table:table-cell>
          <table:table-cell table:formula="of:=1/[Sheet1.B13]"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016" calcext:value-type="float">
            <text:p>0.016</text:p>
          </table:table-cell>
          <table:table-cell table:formula="of:=[Sheet1.A14]/100" office:value-type="float" office:value="0.375" calcext:value-type="float">
            <text:p>0.375</text:p>
          </table:table-cell>
          <table:table-cell table:formula="of:=1/[Sheet1.B14]"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6" calcext:value-type="float">
            <text:p>0.026</text:p>
          </table:table-cell>
          <table:table-cell table:formula="of:=[Sheet1.A15]/100" office:value-type="float" office:value="0.43" calcext:value-type="float">
            <text:p>0.43</text:p>
          </table:table-cell>
          <table:table-cell table:formula="of:=1/[Sheet1.B15]" office:value-type="float" office:value="38.4615384615385" calcext:value-type="float">
            <text:p>38.4615384615385</text:p>
          </table:table-cell>
          <table:table-cell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0.054" calcext:value-type="float">
            <text:p>0.054</text:p>
          </table:table-cell>
          <table:table-cell table:formula="of:=[Sheet1.A16]/100" office:value-type="float" office:value="0.455" calcext:value-type="float">
            <text:p>0.455</text:p>
          </table:table-cell>
          <table:table-cell table:formula="of:=1/[Sheet1.B16]" office:value-type="float" office:value="18.5185185185185" calcext:value-type="float">
            <text:p>18.518518518518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.021</text:p>
          </table:table-cell>
          <table:table-cell table:formula="of:=[Sheet1.A17]/100" office:value-type="float" office:value="0.5" calcext:value-type="float">
            <text:p>0.5</text:p>
          </table:table-cell>
          <table:table-cell table:formula="of:=1/[Sheet1.B17]" office:value-type="float" office:value="47.6190476190476" calcext:value-type="float">
            <text:p>47.619047619047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1" calcext:value-type="float">
            <text:p>0.011</text:p>
          </table:table-cell>
          <table:table-cell table:formula="of:=[Sheet1.A18]/100" office:value-type="float" office:value="0.55" calcext:value-type="float">
            <text:p>0.55</text:p>
          </table:table-cell>
          <table:table-cell table:formula="of:=1/[Sheet1.B18]" office:value-type="float" office:value="90.9090909090909" calcext:value-type="float">
            <text:p>90.909090909090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9" calcext:value-type="float">
            <text:p>0.009</text:p>
          </table:table-cell>
          <table:table-cell table:formula="of:=[Sheet1.A19]/100" office:value-type="float" office:value="0.58" calcext:value-type="float">
            <text:p>0.58</text:p>
          </table:table-cell>
          <table:table-cell table:formula="of:=1/[Sheet1.B19]" office:value-type="float" office:value="111.111111111111" calcext:value-type="float">
            <text:p>111.1111111111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7" calcext:value-type="float">
            <text:p>0.007</text:p>
          </table:table-cell>
          <table:table-cell table:formula="of:=[Sheet1.A20]/100" office:value-type="float" office:value="0.61" calcext:value-type="float">
            <text:p>0.61</text:p>
          </table:table-cell>
          <table:table-cell table:formula="of:=1/[Sheet1.B20]" office:value-type="float" office:value="142.857142857143" calcext:value-type="float">
            <text:p>142.857142857143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og(LS)</text:p>
          </table:table-cell>
          <table:table-cell table:style-name="ce1" office:value-type="string" calcext:value-type="string">
            <text:p>Log(autocorr)</text:p>
          </table:table-cell>
          <table:table-cell/>
        </table:table-row>
        <table:table-row table:style-name="ro1">
          <table:table-cell table:formula="of:=LOG([Sheet1.C2])" office:value-type="float" office:value="-2" calcext:value-type="float">
            <text:p>-2</text:p>
          </table:table-cell>
          <table:table-cell table:formula="of:=LOG([Sheet1.D2])" office:value-type="float" office:value="2.22184874961636" calcext:value-type="float">
            <text:p>2.22184874961636</text:p>
          </table:table-cell>
          <table:table-cell table:style-name="ce5" table:formula="of:=(STDEV([.B2:.B14]))/(SQRT(COUNT([.B2:.B14])))" office:value-type="float" office:value="0.0456625754401759" calcext:value-type="float">
            <text:p>0.045662575440176</text:p>
          </table:table-cell>
        </table:table-row>
        <table:table-row table:style-name="ro1">
          <table:table-cell table:formula="of:=LOG([Sheet1.C3])" office:value-type="float" office:value="-1.82390874094432" calcext:value-type="float">
            <text:p>-1.82390874094432</text:p>
          </table:table-cell>
          <table:table-cell table:formula="of:=LOG([Sheet1.D3])" office:value-type="float" office:value="2.15490195998574" calcext:value-type="float">
            <text:p>2.15490195998574</text:p>
          </table:table-cell>
          <table:table-cell office:value-type="float" office:value="0.0456625754401759" calcext:value-type="float">
            <text:p>0.045662575440176</text:p>
          </table:table-cell>
        </table:table-row>
        <table:table-row table:style-name="ro1">
          <table:table-cell table:formula="of:=LOG([Sheet1.C4])" office:value-type="float" office:value="-1.69897000433602" calcext:value-type="float">
            <text:p>-1.69897000433602</text:p>
          </table:table-cell>
          <table:table-cell table:formula="of:=LOG([Sheet1.D4])" office:value-type="float" office:value="2.04575749056067" calcext:value-type="float">
            <text:p>2.04575749056067</text:p>
          </table:table-cell>
          <table:table-cell office:value-type="float" office:value="0.0456625754401759" calcext:value-type="float">
            <text:p>0.045662575440176</text:p>
          </table:table-cell>
        </table:table-row>
        <table:table-row table:style-name="ro1">
          <table:table-cell table:formula="of:=LOG([Sheet1.C5])" office:value-type="float" office:value="-1.52287874528034" calcext:value-type="float">
            <text:p>-1.52287874528034</text:p>
          </table:table-cell>
          <table:table-cell table:formula="of:=LOG([Sheet1.D5])" office:value-type="float" office:value="1.95860731484178" calcext:value-type="float">
            <text:p>1.95860731484178</text:p>
          </table:table-cell>
          <table:table-cell office:value-type="float" office:value="0.0456625754401759" calcext:value-type="float">
            <text:p>0.045662575440176</text:p>
          </table:table-cell>
        </table:table-row>
        <table:table-row table:style-name="ro1">
          <table:table-cell table:formula="of:=LOG([Sheet1.C6])" office:value-type="float" office:value="-1.45593195564972" calcext:value-type="float">
            <text:p>-1.45593195564972</text:p>
          </table:table-cell>
          <table:table-cell table:formula="of:=LOG([Sheet1.D6])" office:value-type="float" office:value="1.79588001734408" calcext:value-type="float">
            <text:p>1.79588001734408</text:p>
          </table:table-cell>
          <table:table-cell office:value-type="float" office:value="0.0456625754401759" calcext:value-type="float">
            <text:p>0.045662575440176</text:p>
          </table:table-cell>
        </table:table-row>
        <table:table-row table:style-name="ro1">
          <table:table-cell table:formula="of:=LOG([Sheet1.C7])" office:value-type="float" office:value="-1" calcext:value-type="float">
            <text:p>-1</text:p>
          </table:table-cell>
          <table:table-cell table:formula="of:=LOG([Sheet1.D7])" office:value-type="float" office:value="1.82390874094432" calcext:value-type="float">
            <text:p>1.82390874094432</text:p>
          </table:table-cell>
          <table:table-cell office:value-type="float" office:value="0.0456625754401759" calcext:value-type="float">
            <text:p>0.045662575440176</text:p>
          </table:table-cell>
        </table:table-row>
        <table:table-row table:style-name="ro1">
          <table:table-cell table:formula="of:=LOG([Sheet1.C8])" office:value-type="float" office:value="-0.795880017344075" calcext:value-type="float">
            <text:p>-0.795880017344075</text:p>
          </table:table-cell>
          <table:table-cell table:formula="of:=LOG([Sheet1.D8])" office:value-type="float" office:value="1.79588001734408" calcext:value-type="float">
            <text:p>1.79588001734408</text:p>
          </table:table-cell>
          <table:table-cell office:value-type="float" office:value="0.0456625754401759" calcext:value-type="float">
            <text:p>0.045662575440176</text:p>
          </table:table-cell>
        </table:table-row>
        <table:table-row table:style-name="ro1">
          <table:table-cell table:formula="of:=LOG([Sheet1.C9])" office:value-type="float" office:value="-0.721246399047171" calcext:value-type="float">
            <text:p>-0.721246399047171</text:p>
          </table:table-cell>
          <table:table-cell table:formula="of:=LOG([Sheet1.D9])" office:value-type="float" office:value="1.76955107862173" calcext:value-type="float">
            <text:p>1.76955107862173</text:p>
          </table:table-cell>
          <table:table-cell office:value-type="float" office:value="0.0456625754401759" calcext:value-type="float">
            <text:p>0.045662575440176</text:p>
          </table:table-cell>
        </table:table-row>
        <table:table-row table:style-name="ro1">
          <table:table-cell table:formula="of:=LOG([Sheet1.C10])" office:value-type="float" office:value="-0.647817481888637" calcext:value-type="float">
            <text:p>-0.647817481888637</text:p>
          </table:table-cell>
          <table:table-cell table:formula="of:=LOG([Sheet1.D10])" office:value-type="float" office:value="1.74472749489669" calcext:value-type="float">
            <text:p>1.74472749489669</text:p>
          </table:table-cell>
          <table:table-cell office:value-type="float" office:value="0.0456625754401759" calcext:value-type="float">
            <text:p>0.045662575440176</text:p>
          </table:table-cell>
        </table:table-row>
        <table:table-row table:style-name="ro1">
          <table:table-cell table:formula="of:=LOG([Sheet1.C11])" office:value-type="float" office:value="-0.602059991327962" calcext:value-type="float">
            <text:p>-0.602059991327962</text:p>
          </table:table-cell>
          <table:table-cell table:formula="of:=LOG([Sheet1.D11])" office:value-type="float" office:value="1.72124639904717" calcext:value-type="float">
            <text:p>1.72124639904717</text:p>
          </table:table-cell>
          <table:table-cell office:value-type="float" office:value="0.0456625754401759" calcext:value-type="float">
            <text:p>0.045662575440176</text:p>
          </table:table-cell>
        </table:table-row>
        <table:table-row table:style-name="ro1">
          <table:table-cell table:formula="of:=LOG([Sheet1.C12])" office:value-type="float" office:value="-0.552841968657781" calcext:value-type="float">
            <text:p>-0.552841968657781</text:p>
          </table:table-cell>
          <table:table-cell table:formula="of:=LOG([Sheet1.D12])" office:value-type="float" office:value="1.76955107862173" calcext:value-type="float">
            <text:p>1.76955107862173</text:p>
          </table:table-cell>
          <table:table-cell office:value-type="float" office:value="0.0456625754401759" calcext:value-type="float">
            <text:p>0.045662575440176</text:p>
          </table:table-cell>
        </table:table-row>
        <table:table-row table:style-name="ro1">
          <table:table-cell table:formula="of:=LOG([Sheet1.C13])" office:value-type="float" office:value="-0.474955192963155" calcext:value-type="float">
            <text:p>-0.474955192963155</text:p>
          </table:table-cell>
          <table:table-cell table:formula="of:=LOG([Sheet1.D13])" office:value-type="float" office:value="1.79588001734408" calcext:value-type="float">
            <text:p>1.79588001734408</text:p>
          </table:table-cell>
          <table:table-cell office:value-type="float" office:value="0.0456625754401759" calcext:value-type="float">
            <text:p>0.045662575440176</text:p>
          </table:table-cell>
        </table:table-row>
        <table:table-row table:style-name="ro1">
          <table:table-cell table:formula="of:=LOG([Sheet1.C14])" office:value-type="float" office:value="-0.425968732272281" calcext:value-type="float">
            <text:p>-0.425968732272281</text:p>
          </table:table-cell>
          <table:table-cell table:formula="of:=LOG([Sheet1.D14])" office:value-type="float" office:value="1.79588001734408" calcext:value-type="float">
            <text:p>1.79588001734408</text:p>
          </table:table-cell>
          <table:table-cell office:value-type="float" office:value="0.0456625754401759" calcext:value-type="float">
            <text:p>0.045662575440176</text:p>
          </table:table-cell>
        </table:table-row>
      </table:table>
      <table:table table:name="Sheet3" table:style-name="ta1"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Lattice Spacing = T/M</text:p>
          </table:table-cell>
          <table:table-cell table:style-name="ce1" office:value-type="string" calcext:value-type="string">
            <text:p>Autocorr tim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66.666666666667" calcext:value-type="float">
            <text:p>166.66666666666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142.857142857143" calcext:value-type="float">
            <text:p>142.85714285714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1.111111111111" calcext:value-type="float">
            <text:p>111.11111111111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6.6666666666667" calcext:value-type="float">
            <text:p>66.666666666666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58.8235294117647" calcext:value-type="float">
            <text:p>58.8235294117647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55.5555555555556" calcext:value-type="float">
            <text:p>55.555555555555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2.6315789473684" calcext:value-type="float">
            <text:p>52.631578947368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8.8235294117647" calcext:value-type="float">
            <text:p>58.8235294117647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38.4615384615385" calcext:value-type="float">
            <text:p>38.4615384615385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8.5185185185185" calcext:value-type="float">
            <text:p>18.518518518518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8.2363523625236" calcext:value-type="float">
            <text:p>28.2363523625236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7.6190476190476" calcext:value-type="float">
            <text:p>47.619047619047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65.9090909090909" calcext:value-type="float">
            <text:p>65.909090909090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71.111111111111" calcext:value-type="float">
            <text:p>71.11111111111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82.857142857143" calcext:value-type="float">
            <text:p>82.857142857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06:08:03.756254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3:30:14.939926991</meta:creation-date>
    <dc:date>2017-03-15T06:11:38.799276319</dc:date>
    <meta:editing-duration>PT18M54S</meta:editing-duration>
    <meta:editing-cycles>8</meta:editing-cycles>
    <meta:generator>LibreOffice/5.3.0.3$Linux_X86_64 LibreOffice_project/30m0$Build-3</meta:generator>
    <meta:document-statistic meta:table-count="3" meta:cell-count="164" meta:object-count="0"/>
  </office:meta>
</office:document-meta>
</file>